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342" officeooo:paragraph-rsid="001b4342"/>
    </style:style>
    <style:style style:name="P2" style:family="paragraph" style:parent-style-name="Standard">
      <style:text-properties officeooo:rsid="001d9d23" officeooo:paragraph-rsid="001d9d23"/>
    </style:style>
    <style:style style:name="P3" style:family="paragraph" style:parent-style-name="Table_20_Contents">
      <style:text-properties officeooo:rsid="001b4342" officeooo:paragraph-rsid="001b4342"/>
    </style:style>
    <style:style style:name="P4" style:family="paragraph" style:parent-style-name="Table_20_Contents">
      <style:text-properties officeooo:rsid="001c7358" officeooo:paragraph-rsid="001c7358"/>
    </style:style>
    <style:style style:name="P5" style:family="paragraph" style:parent-style-name="Text_20_body">
      <style:paragraph-properties fo:margin-top="0in" fo:margin-bottom="0.1335in" style:contextual-spacing="false" fo:orphans="2" fo:widows="2"/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T1" style:family="text"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1">1.Manual test cases</text:p>
      <table:table table:name="Table1" table:style-name="Table1">
        <table:table-column table:style-name="Table1.A" table:number-columns-repeated="3"/>
        <table:table-row table:style-name="TableLine1555731143632">
          <table:table-cell table:style-name="Table1.A1" office:value-type="string">
            <text:p text:style-name="P3">Name of test</text:p>
          </table:table-cell>
          <table:table-cell table:style-name="Table1.A1" office:value-type="string">
            <text:p text:style-name="P3">Is automated</text:p>
          </table:table-cell>
          <table:table-cell table:style-name="Table1.C1" office:value-type="string">
            <text:p text:style-name="P3">Level</text:p>
          </table:table-cell>
        </table:table-row>
        <table:table-row table:style-name="TableLine1555731143632">
          <table:table-cell table:style-name="Table1.A2" office:value-type="string">
            <text:p text:style-name="P3">Create article</text:p>
          </table:table-cell>
          <table:table-cell table:style-name="Table1.A2" office:value-type="string">
            <text:p text:style-name="P3">yes</text:p>
          </table:table-cell>
          <table:table-cell table:style-name="Table1.C2" office:value-type="string">
            <text:p text:style-name="P3">UI, API</text:p>
          </table:table-cell>
        </table:table-row>
        <table:table-row table:style-name="TableLine1555731143632">
          <table:table-cell table:style-name="Table1.A2" office:value-type="string">
            <text:p text:style-name="P3">Delete article</text:p>
          </table:table-cell>
          <table:table-cell table:style-name="Table1.A2" office:value-type="string">
            <text:p text:style-name="P3">yes</text:p>
          </table:table-cell>
          <table:table-cell table:style-name="Table1.C2" office:value-type="string">
            <text:p text:style-name="P3">UI, API</text:p>
          </table:table-cell>
        </table:table-row>
        <table:table-row table:style-name="TableLine1555731143632">
          <table:table-cell table:style-name="Table1.A2" office:value-type="string">
            <text:p text:style-name="P3">Delete non existing article</text:p>
          </table:table-cell>
          <table:table-cell table:style-name="Table1.A2" office:value-type="string">
            <text:p text:style-name="P3">yes</text:p>
          </table:table-cell>
          <table:table-cell table:style-name="Table1.C2" office:value-type="string">
            <text:p text:style-name="P3">API</text:p>
          </table:table-cell>
        </table:table-row>
        <table:table-row table:style-name="TableLine1555731143632">
          <table:table-cell table:style-name="Table1.A2" office:value-type="string">
            <text:p text:style-name="P3">Delete article created by another user</text:p>
          </table:table-cell>
          <table:table-cell table:style-name="Table1.A2" office:value-type="string">
            <text:p text:style-name="P3">yes</text:p>
          </table:table-cell>
          <table:table-cell table:style-name="Table1.C2" office:value-type="string">
            <text:p text:style-name="P3">API</text:p>
          </table:table-cell>
        </table:table-row>
        <table:table-row table:style-name="TableLine1555731143632">
          <table:table-cell table:style-name="Table1.A2" office:value-type="string">
            <text:p text:style-name="P4">Creation of article(negative)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4">API</text:p>
          </table:table-cell>
        </table:table-row>
      </table:table>
      <text:p text:style-name="P1"/>
      <text:p text:style-name="P1">2. Found issues</text:p>
      <text:p text:style-name="P2">BUG: Article could be created with empty mandatory fields</text:p>
      <text:p text:style-name="P1">3. Why automated</text:p>
      <text:p text:style-name="P2">Main functionality in blog is ability to create and delete article, thats why these functionality was chosen for testing.</text:p>
      <text:p text:style-name="P2">Positive cases were covered in UI part.</text:p>
      <text:p text:style-name="P2">Positive + Negative tests were covered in UI + <text:s/>API parts.</text:p>
      <text:p text:style-name="P2">It was done based on testing pyramid =&gt; less UI more API tests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8T00:09:10.703000000</dc:date>
    <meta:editing-duration>PT4M43S</meta:editing-duration>
    <meta:editing-cycles>1</meta:editing-cycles>
    <meta:document-statistic meta:table-count="1" meta:image-count="0" meta:object-count="0" meta:page-count="1" meta:paragraph-count="26" meta:word-count="103" meta:character-count="576" meta:non-whitespace-character-count="498"/>
    <meta:generator>LibreOffice/7.1.5.2$Windows_X86_64 LibreOffice_project/85f04e9f809797b8199d13c421bd8a2b025d52b5</meta:generator>
  </office:meta>
</office:document-meta>
</file>